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finizioni, acronimi e abbreviazioni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22:57</meta:creation-date>
    <dc:date>2012-10-13T01:23:14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7" meta:non-whitespace-character-count="34"/>
  </office:meta>
</office:document-meta>
</file>